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62512" officeooo:paragraph-rsid="00162512"/>
    </style:style>
    <style:style style:name="P2" style:family="paragraph" style:parent-style-name="Standard">
      <style:text-properties officeooo:rsid="00168648" officeooo:paragraph-rsid="00168648"/>
    </style:style>
    <style:style style:name="P3" style:family="paragraph" style:parent-style-name="Standard">
      <style:text-properties officeooo:rsid="00176067" officeooo:paragraph-rsid="00176067"/>
    </style:style>
    <style:style style:name="P4" style:family="paragraph" style:parent-style-name="Standard">
      <style:text-properties officeooo:rsid="0019440f" officeooo:paragraph-rsid="0019440f"/>
    </style:style>
    <style:style style:name="P5" style:family="paragraph" style:parent-style-name="Standard">
      <style:text-properties officeooo:rsid="001b243c" officeooo:paragraph-rsid="001b243c"/>
    </style:style>
    <style:style style:name="P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8648" officeooo:paragraph-rsid="00168648"/>
    </style:style>
    <style:style style:name="P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2512" officeooo:paragraph-rsid="00162512"/>
    </style:style>
    <style:style style:name="P8" style:family="paragraph" style:parent-style-name="Standard">
      <style:text-properties officeooo:rsid="00162512" officeooo:paragraph-rsid="00162512"/>
    </style:style>
    <style:style style:name="P9" style:family="paragraph" style:parent-style-name="Standard">
      <style:text-properties officeooo:rsid="001f184c" officeooo:paragraph-rsid="001f184c"/>
    </style:style>
    <style:style style:name="P10" style:family="paragraph" style:parent-style-name="Standard">
      <style:text-properties officeooo:rsid="002096db" officeooo:paragraph-rsid="002096db"/>
    </style:style>
    <style:style style:name="P11" style:family="paragraph" style:parent-style-name="Standard">
      <style:text-properties fo:font-weight="bold" officeooo:rsid="002096db" officeooo:paragraph-rsid="002096db" style:font-weight-asian="bold" style:font-weight-complex="bold"/>
    </style:style>
    <style:style style:name="P12" style:family="paragraph" style:parent-style-name="Standard">
      <style:text-properties officeooo:rsid="0019440f" officeooo:paragraph-rsid="0019440f"/>
    </style:style>
    <style:style style:name="P13" style:family="paragraph" style:parent-style-name="Standard">
      <style:text-properties officeooo:rsid="0022f6ba" officeooo:paragraph-rsid="0022f6ba"/>
    </style:style>
    <style:style style:name="P1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2512" officeooo:paragraph-rsid="00162512"/>
    </style:style>
    <style:style style:name="T1" style:family="text">
      <style:text-properties officeooo:rsid="00176067"/>
    </style:style>
    <style:style style:name="T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text:p>
      <text:p text:style-name="P5">CONTRASEÑA DE ROOT: Read116Coat498</text:p>
      <text:p text:style-name="P5">USUARIO: deploy, </text:p>
      <text:p text:style-name="P1"/>
      <text:p text:style-name="P7">Si es Administrador de un comercio, se sugiere utilizar una cuenta de correo electrónico exclusiva del comercio. Si va a dar de alta a empleados, se sugiere utilizar cuentas de correo electrónico para el registro que no sean de uso personal.</text:p>
      <text:p text:style-name="P1"/>
      <text:p text:style-name="P9">LANDING PAGE <text:tab/></text:p>
      <text:p text:style-name="P1"><text:a xlink:type="simple" xlink:href="https://www.mdirector.com/landing-pages/pasos-para-una-landing-page-perfecta.html" text:style-name="Internet_20_link" text:visited-style-name="Visited_20_Internet_20_Link">https://www.mdirector.com/landing-pages/pasos-para-una-landing-page-perfecta.html</text:a></text:p>
      <text:p text:style-name="P1"><text:a xlink:type="simple" xlink:href="https://www.40defiebre.com/landing-page-perfecta-ejemplos/" text:style-name="Internet_20_link" text:visited-style-name="Visited_20_Internet_20_Link">https://www.40defiebre.com/landing-page-perfecta-ejemplos/</text:a></text:p>
      <text:p text:style-name="P1"/>
      <text:p text:style-name="P1"/>
      <text:p text:style-name="P1"/>
      <text:p text:style-name="P11">Status de cards</text:p>
      <text:p text:style-name="P10">0: inactiva</text:p>
      <text:p text:style-name="P10">1: activa</text:p>
      <text:p text:style-name="P10">2: robada/perdida</text:p>
      <text:p text:style-name="P10">3: en fábrica / envío pendiente</text:p>
      <text:p text:style-name="P10">4: entregada</text:p>
      <text:p text:style-name="P1"/>
      <text:p text:style-name="P1"/>
      <text:p text:style-name="P1"/>
      <text:p text:style-name="P7"/>
      <text:p text:style-name="P1"/>
      <text:p text:style-name="P3">GUIÓN DEL VIDEO</text:p>
      <text:p text:style-name="P2">Hola, bienvenido a Praemium.</text:p>
      <text:p text:style-name="P2">Si tenés un negocio, podemos ayudarte de muchas formas…</text:p>
      <text:p text:style-name="P2">en primer lugar, vas a poder brindarles a tus clientes una tarjeta con el logo de tu empresa, que podrá recargar cada vez que realice una compra. De ese modo, obtendrá puntos, que luego podrán ser canjeados por otros productos, premios, descuentos o lo que desees.</text:p>
      <text:p text:style-name="P2">Otra opción es que en vez de “puntos”, utilices como unidad el PESO, que habilites las opciones de recarga virtuales, y listo… ya tenés un sistema de prepago activado… ahora tus clientes van a poder <text:s/>pagarte antes de comprar, y te evitás colas y manejo de dinero en efectivo.</text:p>
      <text:p text:style-name="P2">Pero vamos a suponer que no querés entregar ni puntos, ni dinero con las tarjetas… ¿en qué podemos ayudarte? Bueno, podríamos, por ejemplo, registrar cada vez que alguien entra y sale de tu local, brindándote esta información para que la utilices más adelante.</text:p>
      <text:p text:style-name="P2"/>
      <text:p text:style-name="P2">Manejo de la información</text:p>
      <text:p text:style-name="P2">Pero… ¿de qué sirve esta “información”?</text:p>
      <text:p text:style-name="P2">Al entregar la tarjeta, el cliente deberá registrarse en nuestro sitio web, y cada vez que la utilice se guardarán los datos, a los que podrás acceder desde nuestra plataforma…</text:p>
      <text:p text:style-name="P2">Así vas a poder quiénes son tus clientes, cuál es su edad, cuál es el horario en el que más compran, cuánto tiempo permanecieron en tu local, cuánto gastan, en qué productos gastan más, y mucho más…</text:p>
      <text:p text:style-name="P2">Conociendo a tus clientes seguramente les vas a poder ofrecer mejoras en el servicio, o beneficios a quienes te acompañan siempre, o incluso <text:span text:style-name="T1">comunicarte directamente con ellos.</text:span></text:p>
      <text:p text:style-name="P6"/>
      <text:p text:style-name="P2"/>
      <text:p text:style-name="P4">FAQS</text:p>
      <text:p text:style-name="P4">¿Cómo mejorar la seguridad de mis clientes?</text:p>
      <text:p text:style-name="P4">Para que una cuenta sea segura, se deben seguir una serie de pasos:</text:p>
      <text:p text:style-name="P4">1) Tanto para los administradores como para los empleados, utilizar un correo electrónico exclusivo o al menos, que no sea el correo personal.</text:p>
      <text:p text:style-name="P4">2) Utilizar contraseñas de al menos 16 caracteres que incluyan letras en mayúsculas y minúsculas y números, y que no posean frases conocidas tanto para la contraseña de Praemium, como para la <text:soft-page-break/>contraseña asociada al administrador. Se sugiere utilizar un generador de contraseñas (por ejemplo, <text:a xlink:type="simple" xlink:href="https://passwordsgenerator.net/es/" text:style-name="Internet_20_link" text:visited-style-name="Visited_20_Internet_20_Link">https://passwordsgenerator.net/es/</text:a> ), o bien, utilice un gestor de contraseñas (como OnePassword).</text:p>
      <text:p text:style-name="P4"/>
      <text:p text:style-name="P13">CUANDO DÉ UNA TARJETA DE BAJA UNA TARJETA POR ROBO O PÉRDIDA, NO OLVIDE HACER UN DESCUENTO POR EL TOTAL DEL SALDO QUE POSEE, PREVIAMENTE A ACREDITARLO A UNA NUEVA TARJETA. De ese modo evitará que se utilice el saldo restante si la tarjeta es reactiv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02:39:19.824385754</meta:creation-date>
    <dc:date>2018-03-20T00:50:24.987957107</dc:date>
    <meta:editing-duration>PT4H53M13S</meta:editing-duration>
    <meta:editing-cycles>7</meta:editing-cycles>
    <meta:generator>LibreOffice/6.0.2.1.0$Linux_X86_64 LibreOffice_project/00m0$Build-1</meta:generator>
    <meta:document-statistic meta:table-count="0" meta:image-count="0" meta:object-count="0" meta:page-count="2" meta:paragraph-count="30" meta:word-count="473" meta:character-count="2962" meta:non-whitespace-character-count="2515"/>
  </office:meta>
</office:document-meta>
</file>